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C" style:family="table-column">
      <style:table-column-properties style:column-width="5.667cm" style:rel-column-width="2184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libri" officeooo:rsid="000200ca" officeooo:paragraph-rsid="000200ca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fo:font-weight="bold" officeooo:rsid="000200ca" officeooo:paragraph-rsid="000200ca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fo:font-weight="bold" officeooo:rsid="0005218e" officeooo:paragraph-rsid="0005218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2pt" officeooo:rsid="0005218e" officeooo:paragraph-rsid="0005218e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2pt" officeooo:rsid="00069e6e" officeooo:paragraph-rsid="00069e6e" style:font-size-asian="12pt" style:font-size-complex="12pt"/>
    </style:style>
    <style:style style:name="P7" style:family="paragraph" style:parent-style-name="Standard">
      <style:text-properties officeooo:rsid="000200ca" officeooo:paragraph-rsid="000200ca"/>
    </style:style>
    <style:style style:name="P8" style:family="paragraph" style:parent-style-name="Standard">
      <style:text-properties style:font-name="Calibri" fo:font-size="14pt" fo:font-weight="bold" officeooo:rsid="000200ca" officeooo:paragraph-rsid="000200c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libri" fo:font-weight="bold" officeooo:rsid="000200ca" officeooo:paragraph-rsid="000200ca" style:font-weight-asian="bold" style:font-weight-complex="bold"/>
    </style:style>
    <style:style style:name="P10" style:family="paragraph" style:parent-style-name="Standard">
      <style:text-properties style:font-name="Calibri" officeooo:rsid="000200ca" officeooo:paragraph-rsid="0005218e"/>
    </style:style>
    <style:style style:name="P11" style:family="paragraph" style:parent-style-name="Standard">
      <style:text-properties style:font-name="Calibri" fo:font-size="12pt" fo:font-weight="normal" officeooo:rsid="0005218e" officeooo:paragraph-rsid="0005218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218e"/>
    </style:style>
    <style:style style:name="T3" style:family="text">
      <style:text-properties fo:font-weight="normal" officeooo:rsid="0005218e" style:font-weight-asian="normal" style:font-weight-complex="normal"/>
    </style:style>
    <style:style style:name="T4" style:family="text">
      <style:text-properties style:font-name="Calibri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tre : <text:span text:style-name="T3">Créer un sous-groupe</text:span></text:p>
      <text:p text:style-name="P9">Acteur : <text:span text:style-name="T3">Enseignant </text:span></text:p>
      <text:p text:style-name="P10"><text:span text:style-name="T1">Résumé : </text:span><text:span text:style-name="T3">L’enseignant crée un sous-groupe à partir d’un groupe existant. Il peut sélectionner des étudiants du groupe d’origine pour ainsi créer un sous-groupe.</text:span></text:p>
      <text:p text:style-name="P10"><text:span text:style-name="T1">Métadonnées :</text:span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Création : <text:span text:style-name="T2">20/11/2019</text:span></text:p>
          </table:table-cell>
          <table:table-cell table:style-name="Tableau1.B1" office:value-type="string">
            <text:p text:style-name="P1">Responsable : <text:span text:style-name="T2">Sofian Eon</text:span></text:p>
          </table:table-cell>
        </table:table-row>
        <table:table-row>
          <table:table-cell table:style-name="Tableau1.A2" office:value-type="string">
            <text:p text:style-name="P1">Modifiée le : <text:span text:style-name="T2">20/11/2019</text:span></text:p>
          </table:table-cell>
          <table:table-cell table:style-name="Tableau1.B2" office:value-type="string">
            <text:p text:style-name="P1">Version : <text:span text:style-name="T2">1</text:span></text:p>
          </table:table-cell>
        </table:table-row>
      </table:table>
      <text:p text:style-name="P7"/>
      <text:p text:style-name="P8">Préconditions</text:p>
      <text:p text:style-name="P11"><text:tab/>1. L’utilisateur est connecté</text:p>
      <text:p text:style-name="P11"><text:tab/>2. Un groupe existe déjà</text:p>
      <text:p text:style-name="P11"/>
      <text:p text:style-name="P8">Postconditions</text:p>
      <text:p text:style-name="P11"><text:tab/>1. Le sous-groupe a été crée</text:p>
      <text:p text:style-name="P11"/>
      <text:p text:style-name="P8">Enchaînement nominal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3">Enseignant</text:p>
          </table:table-cell>
          <table:table-cell table:style-name="Tableau2.A1" office:value-type="string">
            <text:p text:style-name="P2">Système</text:p>
          </table:table-cell>
          <table:table-cell table:style-name="Tableau2.C1" office:value-type="string">
            <text:p text:style-name="P3">Maquette</text:p>
          </table:table-cell>
        </table:table-row>
        <table:table-row>
          <table:table-cell table:style-name="Tableau2.A2" office:value-type="string">
            <text:p text:style-name="P4">1. L’enseignant demande au système d’afficher la liste de ses groupes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4">2. Le système affiche la liste des groupes de l’enseignant</text:p>
          </table:table-cell>
          <table:table-cell table:style-name="Tableau2.C2" office:value-type="string">
            <text:p text:style-name="P4">Maquette 1</text:p>
          </table:table-cell>
        </table:table-row>
        <table:table-row>
          <table:table-cell table:style-name="Tableau2.A2" office:value-type="string">
            <text:p text:style-name="P4">3. L’enseignant demande la création d’un sous-groupe à partir d’un groupe existant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6">4. Le système demande à l’utilisateur de saisir des informations relatives au sous-groupe</text:p>
          </table:table-cell>
          <table:table-cell table:style-name="Tableau2.C2" office:value-type="string">
            <text:p text:style-name="P6">Maquette 2</text:p>
          </table:table-cell>
        </table:table-row>
        <table:table-row>
          <table:table-cell table:style-name="Tableau2.A2" office:value-type="string">
            <text:p text:style-name="P6">5. L’enseignant saisie les informations</text:p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6">6. L’enseignant valide sa saisie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6">7. Le système affiche une liste des étudiants du groupe d’origine</text:p>
          </table:table-cell>
          <table:table-cell table:style-name="Tableau2.C2" office:value-type="string">
            <text:p text:style-name="P6">Maquette 3</text:p>
          </table:table-cell>
        </table:table-row>
        <table:table-row>
          <table:table-cell table:style-name="Tableau2.A2" office:value-type="string">
            <text:p text:style-name="P6">8. L’enseignant choisi les étudiants qu’il veut ajouter au sous-groupe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6">9. L’enseignant valide sa sélection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10. Le système crée le nouveau sous-groupe</text:p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11. Retour étape 2</text:p>
          </table:table-cell>
          <table:table-cell table:style-name="Tableau2.C2" office:value-type="string">
            <text:p text:style-name="P6">Maquette 1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9:49:35.920000000</meta:creation-date>
    <dc:date>2019-11-20T10:19:01.152000000</dc:date>
    <meta:editing-duration>PT18M4S</meta:editing-duration>
    <meta:editing-cycles>4</meta:editing-cycles>
    <meta:generator>LibreOffice/6.2.4.2$Windows_X86_64 LibreOffice_project/2412653d852ce75f65fbfa83fb7e7b669a126d64</meta:generator>
    <meta:document-statistic meta:table-count="2" meta:image-count="0" meta:object-count="0" meta:page-count="2" meta:paragraph-count="32" meta:word-count="171" meta:character-count="1096" meta:non-whitespace-character-count="953"/>
  </office:meta>
</office:document-meta>
</file>